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6300000280053DB721CAC46C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523cm" svg:height="22.577cm" svg:x="4.429cm" svg:y="2.778cm">
          <draw:image xlink:href="Pictures/100000000000016300000280053DB721CAC46C3C.png" xlink:type="simple" xlink:show="embed" xlink:actuate="onLoad" loext:mime-type="image/png">
            <text:p/>
          </draw:image>
        </draw:frame>
        <draw:custom-shape draw:style-name="gr2" draw:text-style-name="P1" draw:layer="layout" svg:width="0.889cm" svg:height="0.889cm" svg:x="10.652cm" svg:y="4.55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889cm" svg:x="10.652cm" svg:y="4.55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889cm" svg:x="13.319cm" svg:y="6.715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89cm" svg:height="0.889cm" svg:x="14.462cm" svg:y="23.479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23T01:46:25.145137520</dc:date>
    <meta:editing-duration>PT1M46S</meta:editing-duration>
    <meta:editing-cycles>1</meta:editing-cycles>
    <meta:document-statistic meta:object-count="5"/>
    <meta:generator>LibreOffice/6.2.5.2$Linux_X86_64 LibreOffice_project/20$Build-2</meta:generator>
  </office:meta>
</office:document-meta>
</file>